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11in" style:rel-column-width="1024*"/>
    </style:style>
    <style:style style:name="Table57.B" style:family="table-column">
      <style:table-column-properties style:column-width="0.6431in" style:rel-column-width="926*"/>
    </style:style>
    <style:style style:name="Table57.C" style:family="table-column">
      <style:table-column-properties style:column-width="0.6188in" style:rel-column-width="891*"/>
    </style:style>
    <style:style style:name="Table57.D" style:family="table-column">
      <style:table-column-properties style:column-width="2.9722in" style:rel-column-width="4280*"/>
    </style:style>
    <style:style style:name="Table57.E" style:family="table-column">
      <style:table-column-properties style:column-width="1.0354in" style:rel-column-width="1491*"/>
    </style:style>
    <style:style style:name="Table57.F" style:family="table-column">
      <style:table-column-properties style:column-width="1.1028in" style:rel-column-width="1588*"/>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start" style:justify-single-word="false"/>
      <style:text-properties fo:font-size="10pt" style:font-size-asian="10pt" style:font-size-complex="10pt"/>
    </style:style>
    <style:style style:name="P26" style:family="paragraph" style:parent-style-name="Table_20_Contents">
      <style:paragraph-properties fo:text-align="center" style:justify-single-word="false"/>
      <style:text-properties style:font-name="Arial Black" fo:font-size="10pt" style:font-size-asian="10pt" style:font-size-complex="10pt"/>
    </style:style>
    <style:style style:name="P27" style:family="paragraph" style:parent-style-name="Table_20_Contents">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0" style:family="paragraph" style:parent-style-name="Table_20_Contents">
      <style:text-properties style:use-window-font-color="true" fo:font-size="10pt" style:font-size-asian="10pt" style:font-size-complex="10pt"/>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Code">
      <style:text-properties fo:font-size="12pt" fo:font-weight="bold" style:font-size-asian="12pt" style:font-weight-asian="bold" style:font-size-complex="12pt" style:font-weight-complex="bold"/>
    </style:style>
    <style:style style:name="P33" style:family="paragraph" style:parent-style-name="Code">
      <style:paragraph-properties fo:text-align="justify" style:justify-single-word="false"/>
    </style:style>
    <style:style style:name="P34" style:family="paragraph" style:parent-style-name="Code">
      <style:text-properties style:font-name="Times New Roman" fo:font-size="14pt" style:font-name-asian="SimSun" style:font-size-asian="14pt" style:font-name-complex="Mangal" style:font-size-complex="14pt"/>
    </style:style>
    <style:style style:name="P35" style:family="paragraph" style:parent-style-name="Code">
      <style:text-properties style:text-underline-style="solid" style:text-underline-type="double" style:text-underline-width="auto" style:text-underline-color="font-color"/>
    </style:style>
    <style:style style:name="P36" style:family="paragraph" style:parent-style-name="Code">
      <style:text-properties style:text-underline-style="solid" style:text-underline-width="auto" style:text-underline-color="font-color" fo:font-weight="bold" style:font-weight-asian="bold" style:font-weight-complex="bold"/>
    </style:style>
    <style:style style:name="P37" style:family="paragraph" style:parent-style-name="Text_20_body">
      <style:paragraph-properties fo:break-before="page"/>
    </style:style>
    <style:style style:name="P38" style:family="paragraph" style:parent-style-name="Index_20_1">
      <style:paragraph-properties>
        <style:tab-stops>
          <style:tab-stop style:position="7.0807in" style:type="right"/>
        </style:tab-stops>
      </style:paragraph-properties>
    </style:style>
    <style:style style:name="P39" style:family="paragraph" style:parent-style-name="Index_20_Separator">
      <style:paragraph-properties>
        <style:tab-stops/>
      </style:paragraph-properties>
    </style:style>
    <style:style style:name="P40" style:family="paragraph" style:parent-style-name="Heading_20_1">
      <style:paragraph-properties fo:text-align="justify" style:justify-single-word="false"/>
    </style:style>
    <style:style style:name="P41" style:family="paragraph" style:parent-style-name="Heading_20_1">
      <style:paragraph-properties fo:break-before="page"/>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7.0602in" style:type="right" style:leader-style="dotted" style:leader-text="."/>
        </style:tab-stops>
      </style:paragraph-properties>
    </style:style>
    <style:style style:name="P44" style:family="paragraph" style:parent-style-name="Contents_20_2">
      <style:paragraph-properties>
        <style:tab-stops>
          <style:tab-stop style:position="6.8839in" style:type="right"/>
        </style:tab-stops>
      </style:paragraph-properties>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text-properties fo:font-weight="bold" style:font-weight-asian="bold" style:font-weight-complex="bold"/>
    </style:style>
    <style:style style:name="P48" style:family="paragraph" style:parent-style-name="Table_20_Contents">
      <style:paragraph-properties fo:text-align="start" style:justify-single-word="false"/>
      <style:text-properties fo:font-weight="bold" style:font-weight-asian="bold" style:font-weight-complex="bold"/>
    </style:style>
    <style:style style:name="P49" style:family="paragraph" style:parent-style-name="Table_20_Contents">
      <style:paragraph-properties fo:text-align="center" style:justify-single-word="false"/>
      <style:text-properties style:font-name="Courier New"/>
    </style:style>
    <style:style style:name="P50" style:family="paragraph" style:parent-style-name="Text_20_body" style:master-page-name="Standard">
      <style:paragraph-properties style:page-number="auto"/>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paragraph-properties fo:text-align="justify" style:justify-single-word="false"/>
    </style:style>
    <style:style style:name="P54" style:family="paragraph" style:parent-style-name="Text_20_body" style:list-style-name="L3">
      <style:paragraph-properties fo:text-align="justify" style:justify-single-word="false"/>
    </style:style>
    <style:style style:name="P55" style:family="paragraph" style:parent-style-name="Text_20_body" style:list-style-name="L5">
      <style:paragraph-properties fo:text-align="justify" style:justify-single-word="false"/>
    </style:style>
    <style:style style:name="P56" style:family="paragraph" style:parent-style-name="Text_20_body" style:list-style-name="L1">
      <style:paragraph-properties fo:text-align="justify" style:justify-single-word="false"/>
    </style:style>
    <style:style style:name="P57" style:family="paragraph" style:parent-style-name="Text_20_body" style:list-style-name="L8">
      <style:paragraph-properties fo:text-align="justify" style:justify-single-word="false"/>
    </style:style>
    <style:style style:name="P58" style:family="paragraph" style:parent-style-name="Text_20_body" style:list-style-name="L10">
      <style:paragraph-properties fo:text-align="justify" style:justify-single-word="false"/>
    </style:style>
    <style:style style:name="P59" style:family="paragraph" style:parent-style-name="Text_20_body" style:list-style-name="L11">
      <style:paragraph-properties fo:text-align="justify" style:justify-single-word="false"/>
    </style:style>
    <style:style style:name="P60" style:family="paragraph" style:parent-style-name="Text_20_body" style:list-style-name="L12">
      <style:paragraph-properties fo:text-align="justify" style:justify-single-word="false"/>
    </style:style>
    <style:style style:name="P61" style:family="paragraph" style:parent-style-name="Text_20_body" style:list-style-name="L13">
      <style:paragraph-properties fo:text-align="justify" style:justify-single-word="false"/>
    </style:style>
    <style:style style:name="P62" style:family="paragraph" style:parent-style-name="Text_20_body" style:list-style-name="L14">
      <style:paragraph-properties fo:text-align="justify" style:justify-single-word="false"/>
    </style:style>
    <style:style style:name="P63" style:family="paragraph" style:parent-style-name="Text_20_body" style:list-style-name="L15">
      <style:paragraph-properties fo:text-align="justify" style:justify-single-word="false"/>
    </style:style>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March 19, 2015</text:p>
      <text:p text:style-name="P2">Covering fOOrth version 0.0.3</text:p>
      <text:p text:style-name="P2">Status: Unpublished.</text:p>
      <text:p text:style-name="Text_20_body"/>
      <text:p text:style-name="Text_20_body"/>
      <text:p text:style-name="Text_20_body"/>
      <text:p text:style-name="P3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42">Table of Contents</text:p>
          </text:index-title>
          <text:p text:style-name="P43">The MIT License (MIT).<text:tab/>5</text:p>
          <text:p text:style-name="P43">Introduction<text:tab/>6</text:p>
          <text:p text:style-name="P44">About the name fOOrth<text:tab/>6</text:p>
          <text:p text:style-name="P44">How fOOrth came to be<text:tab/>6</text:p>
          <text:p text:style-name="P44">Goals and Principles<text:tab/>7</text:p>
          <text:p text:style-name="P44">Report Card<text:tab/>8</text:p>
          <text:p text:style-name="P44">Special Note of Thanks<text:tab/>9</text:p>
          <text:p text:style-name="P43">Installation<text:tab/>10</text:p>
          <text:p text:style-name="P44">Ruby<text:tab/>10</text:p>
          <text:p text:style-name="P44">fOOrth<text:tab/>10</text:p>
          <text:p text:style-name="P44">Running fOOrth<text:tab/>11</text:p>
          <text:p text:style-name="P44">Source Archive<text:tab/>11</text:p>
          <text:p text:style-name="P43">First Steps<text:tab/>12</text:p>
          <text:p text:style-name="P43">The Syntax and Style of fOOrth<text:tab/>14</text:p>
          <text:p text:style-name="P44">Syntax<text:tab/>14</text:p>
          <text:p text:style-name="P44">Spaces<text:tab/>14</text:p>
          <text:p text:style-name="P44">Comments<text:tab/>14</text:p>
          <text:p text:style-name="P44">String Literals<text:tab/>14</text:p>
          <text:p text:style-name="P44">Numeric Literals<text:tab/>15</text:p>
          <text:p text:style-name="P43">A fOOrth Calculator<text:tab/>16</text:p>
          <text:p text:style-name="P44">The Basics<text:tab/>16</text:p>
          <text:p text:style-name="P44">Stack Manipulation<text:tab/>17</text:p>
          <text:p text:style-name="P44">Programming<text:tab/>19</text:p>
          <text:p text:style-name="P44">Control Structures<text:tab/>20</text:p>
          <text:p text:style-name="P44">Data Memory<text:tab/>24</text:p>
          <text:p text:style-name="P43">Data Storage in fOOrth<text:tab/>25</text:p>
          <text:p text:style-name="P44">Typing<text:tab/>25</text:p>
          <text:p text:style-name="P44">Declarations<text:tab/>25</text:p>
          <text:p text:style-name="P44">Scoping<text:tab/>25</text:p>
          <text:p text:style-name="P44">Referencing<text:tab/>26</text:p>
          <text:p text:style-name="P44">Mutation<text:tab/>27</text:p>
          <text:p text:style-name="P43">Cloning Data<text:tab/>29</text:p>
          <text:p text:style-name="P43">The Class Tree<text:tab/>30</text:p>
          <text:p text:style-name="P44">A Brief Overview<text:tab/>30</text:p>
          <text:p text:style-name="P43">Method Mapping<text:tab/>32</text:p>
          <text:p text:style-name="P43">Routing<text:tab/>33</text:p>
          <text:p text:style-name="P44">Routing Internals<text:tab/>34</text:p>
          <text:p text:style-name="P43">Handling Exceptions<text:tab/>36</text:p>
          <text:p text:style-name="P44">fOOrth Native Exception Codes:<text:tab/>36</text:p>
          <text:p text:style-name="P43">Array<text:tab/>37</text:p>
          <text:p text:style-name="P44">Array Literals<text:tab/>37</text:p>
          <text:p text:style-name="P44">Class Methods<text:tab/>37</text:p>
          <text:p text:style-name="P44">Instance Methods<text:tab/>37</text:p>
          <text:p text:style-name="P44">See Also<text:tab/>37</text:p>
          <text:p text:style-name="P43">Class<text:tab/>38</text:p>
          <text:p text:style-name="P44">Instance Methods<text:tab/>38</text:p>
          <text:p text:style-name="P44">See Also<text:tab/>38</text:p>
          <text:p text:style-name="P43">Complex<text:tab/>39</text:p>
          <text:p text:style-name="P44">Complex Literals<text:tab/>39</text:p>
          <text:p text:style-name="P44">Instance Methods<text:tab/>40</text:p>
          <text:p text:style-name="P44">Instance Stubs<text:tab/>40</text:p>
          <text:p text:style-name="P44">See Also<text:tab/>40</text:p>
          <text:p text:style-name="P43">Exception<text:tab/>41</text:p>
          <text:p text:style-name="P43">FalseClass<text:tab/>42</text:p>
          <text:p text:style-name="P44">Instance Methods<text:tab/>42</text:p>
          <text:p text:style-name="P44">See Also<text:tab/>42</text:p>
          <text:p text:style-name="P43">Float<text:tab/>44</text:p>
          <text:p text:style-name="P44">Float Literals<text:tab/>44</text:p>
          <text:p text:style-name="P44">See Also<text:tab/>44</text:p>
          <text:p text:style-name="P43">Hash<text:tab/>45</text:p>
          <text:p text:style-name="P44">Hash Literals<text:tab/>45</text:p>
          <text:p text:style-name="P44">Instance Methods<text:tab/>45</text:p>
          <text:p text:style-name="P44">See Also<text:tab/>45</text:p>
          <text:p text:style-name="P43">InStream<text:tab/>46</text:p>
          <text:p text:style-name="P44">Class Methods<text:tab/>46</text:p>
          <text:p text:style-name="P44">Instance Methods<text:tab/>46</text:p>
          <text:p text:style-name="P44">See Also<text:tab/>46</text:p>
          <text:p text:style-name="P43">Integer<text:tab/>47</text:p>
          <text:p text:style-name="P44">Integer Literals<text:tab/>47</text:p>
          <text:p text:style-name="P44">Instance Methods<text:tab/>47</text:p>
          <text:p text:style-name="P44">See Also<text:tab/>47</text:p>
          <text:p text:style-name="P43">MaxNumeric<text:tab/>49</text:p>
          <text:p text:style-name="P43">MinNumeric<text:tab/>50</text:p>
          <text:p text:style-name="P43">NilClass<text:tab/>51</text:p>
          <text:p text:style-name="P44">Instance Methods<text:tab/>51</text:p>
          <text:p text:style-name="P44">See Also<text:tab/>51</text:p>
          <text:p text:style-name="P43">Numeric<text:tab/>52</text:p>
          <text:p text:style-name="P44">Instance Methods<text:tab/>52</text:p>
          <text:p text:style-name="P44">See Also<text:tab/>52</text:p>
          <text:p text:style-name="P43">Object<text:tab/>53</text:p>
          <text:p text:style-name="P44">Instance Methods<text:tab/>53</text:p>
          <text:p text:style-name="P44">See Also<text:tab/>62</text:p>
          <text:p text:style-name="P43">OutStream<text:tab/>63</text:p>
          <text:p text:style-name="P44"><text:soft-page-break/>Class Methods<text:tab/>63</text:p>
          <text:p text:style-name="P44">Instance Methods<text:tab/>63</text:p>
          <text:p text:style-name="P44">Class Stubs<text:tab/>63</text:p>
          <text:p text:style-name="P44">See Also<text:tab/>63</text:p>
          <text:p text:style-name="P43">Procedure<text:tab/>64</text:p>
          <text:p text:style-name="P44">Procedure Literals<text:tab/>64</text:p>
          <text:p text:style-name="P44">Instance Methods<text:tab/>64</text:p>
          <text:p text:style-name="P44">See Also<text:tab/>64</text:p>
          <text:p text:style-name="P43">Queue<text:tab/>65</text:p>
          <text:p text:style-name="P44">Instance Methods<text:tab/>65</text:p>
          <text:p text:style-name="P44">See Also<text:tab/>65</text:p>
          <text:p text:style-name="P43">Rational<text:tab/>66</text:p>
          <text:p text:style-name="P44">Rational Literals<text:tab/>66</text:p>
          <text:p text:style-name="P44">Instance Methods<text:tab/>66</text:p>
          <text:p text:style-name="P44">See Also<text:tab/>67</text:p>
          <text:p text:style-name="P43">Stack<text:tab/>68</text:p>
          <text:p text:style-name="P44">Instance Methods<text:tab/>68</text:p>
          <text:p text:style-name="P44">See Also<text:tab/>68</text:p>
          <text:p text:style-name="P43">String<text:tab/>69</text:p>
          <text:p text:style-name="P44">String Literals<text:tab/>69</text:p>
          <text:p text:style-name="P44">Instance Methods<text:tab/>69</text:p>
          <text:p text:style-name="P44">See Also<text:tab/>69</text:p>
          <text:p text:style-name="P43">Thread<text:tab/>70</text:p>
          <text:p text:style-name="P44">Class Methods<text:tab/>70</text:p>
          <text:p text:style-name="P44">Instance Methods<text:tab/>70</text:p>
          <text:p text:style-name="P44">See Also<text:tab/>70</text:p>
          <text:p text:style-name="P43">TrueClass<text:tab/>71</text:p>
          <text:p text:style-name="P44">See Also<text:tab/>71</text:p>
          <text:p text:style-name="P43">VirtualMachine<text:tab/>72</text:p>
          <text:p text:style-name="P44">Instance Methods<text:tab/>72</text:p>
          <text:p text:style-name="P44">Commands<text:tab/>74</text:p>
          <text:p text:style-name="P44">See Also<text:tab/>75</text:p>
          <text:p text:style-name="P43">Appendix A – Symbol Glossary<text:tab/>76</text:p>
          <text:p text:style-name="P43">Appendix B – Regular Expressions<text:tab/>78</text:p>
          <text:p text:style-name="P43">Edit History:<text:tab/>80</text:p>
        </text:index-body>
      </text:table-of-content>
      <text:p text:style-name="Text_20_body"/>
      <text:h text:style-name="P4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0"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79324768964106156" text:style-name="L1">
        <text:list-item>
          <text:p text:style-name="P51">A Simple, Easy-to-Understand syntax that is none the less, Expressive and Compact:</text:p>
        </text:list-item>
      </text:list>
      <text:list xml:id="list6840534861425579760" text:style-name="L2">
        <text:list-item>
          <text:list>
            <text:list-item>
              <text:p text:style-name="P52">Source code in fOOrth is free-form with no line oriented limitations or rules.</text:p>
            </text:list-item>
            <text:list-item>
              <text:p text:style-name="P52">Support is given to the easy representation of common literal data such as strings, integers, floating point numbers, rational numbers, and complex numbers.</text:p>
            </text:list-item>
          </text:list>
        </text:list-item>
      </text:list>
      <text:list xml:id="list33649111" text:continue-list="list779324768964106156" text:style-name="L1">
        <text:list-item>
          <text:p text:style-name="P51">Safe Data and Data Structures:</text:p>
        </text:list-item>
      </text:list>
      <text:list xml:id="list685884192889708110" text:style-name="L3">
        <text:list-item>
          <text:list>
            <text:list-item>
              <text:p text:style-name="P54">Simple, reliable arithmetic. In fOOrth, integer operations never overflow. Rational <text:soft-page-break/>values can be represented exactly, complex numbers are supported, and conversions between numeric types are simple.</text:p>
            </text:list-item>
            <text:list-item>
              <text:p text:style-name="P54">Strings grow as needed without the need to allocate space or worry about overflow.</text:p>
            </text:list-item>
            <text:list-item>
              <text:p text:style-name="P54">Data containers such as arrays and hashes grow as needed. Out of range subscripts cannot access undefined memory regions. </text:p>
            </text:list-item>
          </text:list>
        </text:list-item>
      </text:list>
      <text:list xml:id="list33639934" text:continue-list="list33649111" text:style-name="L1">
        <text:list-item>
          <text:p text:style-name="P51">Message Passing:</text:p>
        </text:list-item>
      </text:list>
      <text:list xml:id="list6330028432325154164" text:style-name="L4">
        <text:list-item>
          <text:list>
            <text:list-item>
              <text:p text:style-name="P64">In fOOrth all actions take the form of messages sent to a receiver.</text:p>
            </text:list-item>
            <text:list-item>
              <text:p text:style-name="P64">The routing of messages is specified by the exact type of the message.</text:p>
            </text:list-item>
            <text:list-item>
              <text:p text:style-name="P64">Message receivers include data items on the stack as well as the virtual machine object associated with the current thread of execution.</text:p>
            </text:list-item>
            <text:list-item>
              <text:p text:style-name="P64">Messages for which no routing specification can be found, generate an error at compile time.</text:p>
            </text:list-item>
          </text:list>
        </text:list-item>
      </text:list>
      <text:list xml:id="list33635920" text:continue-list="list33639934" text:style-name="L1">
        <text:list-item>
          <text:p text:style-name="P51">Object Oriented Design:</text:p>
        </text:list-item>
      </text:list>
      <text:list xml:id="list3345925066107554744" text:style-name="L5">
        <text:list-item>
          <text:list>
            <text:list-item>
              <text:p text:style-name="P55">Support class based inheritance, with a non-cyclic (single inheritance) tree derived from a common base Object class.</text:p>
            </text:list-item>
            <text:list-item>
              <text:p text:style-name="P65">Support late binding and polymorphism through message interface compatibility or “duck” typing.</text:p>
            </text:list-item>
          </text:list>
        </text:list-item>
      </text:list>
      <text:list xml:id="list33640436" text:continue-list="list33635920" text:style-name="L1">
        <text:list-item>
          <text:p text:style-name="P51">Meta programming: </text:p>
        </text:list-item>
      </text:list>
      <text:list xml:id="list6907556132572776619" text:style-name="L6">
        <text:list-item>
          <text:list>
            <text:list-item>
              <text:p text:style-name="P66">Support extensible language constructs by making the compiler an accessible part of the system.</text:p>
            </text:list-item>
          </text:list>
        </text:list-item>
      </text:list>
      <text:list xml:id="list33644652" text:continue-list="list33640436" text:style-name="L1">
        <text:list-item>
          <text:p text:style-name="P51">Reliability:</text:p>
        </text:list-item>
      </text:list>
      <text:list xml:id="list88865184572253425" text:style-name="L7">
        <text:list-item>
          <text:list>
            <text:list-item>
              <text:p text:style-name="P67">Errors should be detected as soon as possible. </text:p>
            </text:list-item>
            <text:list-item>
              <text:p text:style-name="P67">Language constructs should not be designed in a way that causes simple coding errors to spin off into infinite loops. </text:p>
            </text:list-item>
          </text:list>
        </text:list-item>
      </text:list>
      <text:list xml:id="list33642316" text:continue-list="list33644652" text:style-name="L1">
        <text:list-item>
          <text:p text:style-name="P56">Building on the host language:</text:p>
        </text:list-item>
      </text:list>
      <text:list xml:id="list6173849887894808776" text:style-name="L8">
        <text:list-item>
          <text:list>
            <text:list-item>
              <text:p text:style-name="P57">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99326760"/>Thanks<text:alphabetical-index-mark-end text:id="IMark99326760"/></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1371629144911283638" text:style-name="L9">
        <text:list-item>
          <text:p text:style-name="P68">ruby 1.9.3p484 (2013-11-22) [i386-mingw32]</text:p>
        </text:list-item>
        <text:list-item>
          <text:p text:style-name="P68">ruby 2.1.5p273 (2014-11-13 revision 48405) [i386-mingw32]</text:p>
        </text:list-item>
        <text:list-item>
          <text:p text:style-name="P68">Rubinius – to be tested!</text:p>
        </text:list-item>
        <text:list-item>
          <text:p text:style-name="P6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99326760"/>Rake<text:alphabetical-index-mark-end text:id="IMark99326760"/>:</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9326760"/>Demo.rb<text:alphabetical-index-mark-end text:id="IMark9932676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98211580"/>drop<text:alphabetical-index-mark-end text:id="IMark98211580"/>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3">&gt;</text:p>
          </table:table-cell>
        </table:table-row>
        <table:table-row table:style-name="Table54.1">
          <table:table-cell table:style-name="Table54.A2" office:value-type="string">
            <text:p text:style-name="P13"><text:alphabetical-index-mark-start text:id="IMark98211580"/>dup<text:alphabetical-index-mark-end text:id="IMark98211580"/>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3">&gt;</text:p>
          </table:table-cell>
        </table:table-row>
        <table:table-row table:style-name="Table54.1">
          <table:table-cell table:style-name="Table54.A2" office:value-type="string">
            <text:p text:style-name="P13"><text:alphabetical-index-mark-start text:id="IMark98211580"/>nip<text:alphabetical-index-mark-end text:id="IMark98211580"/>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3">&gt;</text:p>
          </table:table-cell>
        </table:table-row>
        <table:table-row table:style-name="Table54.1">
          <table:table-cell table:style-name="Table54.A2" office:value-type="string">
            <text:p text:style-name="P13"><text:alphabetical-index-mark-start text:id="IMark98211580"/>over<text:alphabetical-index-mark-end text:id="IMark98211580"/>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98211580"/>pick<text:alphabetical-index-mark-end text:id="IMark98211580"/>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98211580"/>swap<text:alphabetical-index-mark-end text:id="IMark98211580"/>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3">&gt;</text:p>
          </table:table-cell>
        </table:table-row>
        <table:table-row table:style-name="Table54.1">
          <table:table-cell table:style-name="Table54.A2" office:value-type="string">
            <text:p text:style-name="P13"><text:alphabetical-index-mark-start text:id="IMark98211580"/>tuck<text:alphabetical-index-mark-end text:id="IMark98211580"/>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379786916003076144" text:style-name="L10">
        <text:list-item>
          <text:p text:style-name="P58">To store return addresses for word calls. In fOOrth this is handled by the Ruby virtual machine.</text:p>
        </text:list-item>
        <text:list-item>
          <text:p text:style-name="P58">To store context for control structures. In fOOrth the context mechanism provides for a far richer and more reliable set of control, compile, and data structures.</text:p>
        </text:list-item>
        <text:list-item>
          <text:p text:style-name="P5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8617552"/>if<text:alphabetical-index-mark-end text:id="IMark98617552"/>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else” and “then”.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98617552"/>switch<text:alphabetical-index-mark-end text:id="IMark98617552"/>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98617552"/>do<text:alphabetical-index-mark-end text:id="IMark98617552"/>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98617552"/>loop<text:alphabetical-index-mark-end text:id="IMark98617552"/>” commands mark the boundaries of the loop; The “<text:alphabetical-index-mark-start text:id="IMark97008396"/>i<text:alphabetical-index-mark-end text:id="IMark97008396"/>” command is used to retrieve the current loop counter value. For nested loops, the “<text:alphabetical-index-mark-start text:id="IMark98211244"/>j<text:alphabetical-index-mark-end text:id="IMark98211244"/>” command retrieves the value of the outer loops counter value. <text:s/>By default, the “loop” command adds one to the loop value. For more flexible looping, the “<text:alphabetical-index-mark-start text:id="IMark98213596"/>+loop<text:alphabetical-index-mark-end text:id="IMark9821359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8213596"/>-i<text:alphabetical-index-mark-end text:id="IMark98213596"/> and <text:alphabetical-index-mark-start text:id="IMark98211244"/>-j<text:alphabetical-index-mark-end text:id="IMark98211244"/></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98211244"/>begin<text:alphabetical-index-mark-end text:id="IMark98211244"/>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663279081659483507" text:style-name="L11">
        <text:list-item>
          <text:p text:style-name="P59">begin … <text:alphabetical-index-mark-start text:id="IMark97008396"/>until<text:alphabetical-index-mark-end text:id="IMark97008396"/> – loops until the top of stack is true.</text:p>
        </text:list-item>
        <text:list-item>
          <text:p text:style-name="P59">begin … <text:alphabetical-index-mark-start text:id="IMark98211244"/>again<text:alphabetical-index-mark-end text:id="IMark98211244"/> – loops indefinitely </text:p>
        </text:list-item>
        <text:list-item>
          <text:p text:style-name="P59">begin … <text:alphabetical-index-mark-start text:id="IMark97008396"/>repeat<text:alphabetical-index-mark-end text:id="IMark97008396"/>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6"/>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97008396"/>Typing<text:alphabetical-index-mark-end text:id="IMark97008396"/></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97008396"/>Duck Typing<text:alphabetical-index-mark-end text:id="IMark97008396"/><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7008396"/>Declarations<text:alphabetical-index-mark-end text:id="IMark97008396"/></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97008396"/>Scoping<text:alphabetical-index-mark-end text:id="IMark97008396"/></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97008396"/><text:span text:style-name="T7">val:</text:span><text:alphabetical-index-mark-end text:id="IMark97008396"/> and <text:alphabetical-index-mark-start text:id="IMark98213596"/><text:span text:style-name="T7">var:</text:span><text:alphabetical-index-mark-end text:id="IMark98213596"/></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8213596"/><text:span text:style-name="T7">.init</text:span><text:alphabetical-index-mark-end text:id="IMark98213596"/> method being the most popular since it is called to initialize a new instance of the object.</text:p>
      <text:p text:style-name="P3">Methods: <text:alphabetical-index-mark-start text:id="IMark98213596"/><text:span text:style-name="T7">val@:</text:span><text:alphabetical-index-mark-end text:id="IMark98213596"/> and <text:alphabetical-index-mark-start text:id="IMark97008396"/><text:span text:style-name="T7">var@:</text:span><text:alphabetical-index-mark-end text:id="IMark97008396"/></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97008396"/><text:span text:style-name="T7">val#:</text:span><text:alphabetical-index-mark-end text:id="IMark97008396"/> and <text:alphabetical-index-mark-start text:id="IMark98213596"/><text:span text:style-name="T7">var#:</text:span><text:alphabetical-index-mark-end text:id="IMark98213596"/></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98213596"/><text:span text:style-name="T7">val$:</text:span><text:alphabetical-index-mark-end text:id="IMark98213596"/> and <text:alphabetical-index-mark-start text:id="IMark97008396"/><text:span text:style-name="T7">var$:</text:span><text:alphabetical-index-mark-end text:id="IMark97008396"/></text:p>
      <text:p text:style-name="P3">Regex for valid local variable names: <text:span text:style-name="T7">/^\$[a-z][a-z0-9_]*$/</text:span></text:p>
      <text:p text:style-name="Text_20_body">Notes:</text:p>
      <text:p text:style-name="Text_20_body"/>
      <text:h text:style-name="Heading_20_2" text:outline-level="2"><text:alphabetical-index-mark-start text:id="IMark97008396"/>Referencing<text:alphabetical-index-mark-end text:id="IMark97008396"/></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3">Task</text:p>
          </table:table-cell>
          <table:table-cell table:style-name="Table56.A1" office:value-type="string">
            <text:p text:style-name="P31">var</text:p>
          </table:table-cell>
          <table:table-cell table:style-name="Table56.C1" office:value-type="string">
            <text:p text:style-name="P31">val</text:p>
          </table:table-cell>
        </table:table-row>
        <table:table-row>
          <table:table-cell table:style-name="Table56.A2" office:value-type="string">
            <text:p text:style-name="P13">Sample Declarations</text:p>
          </table:table-cell>
          <table:table-cell table:style-name="Table56.A2" office:value-type="string">
            <text:p text:style-name="P10">0 var: score</text:p>
          </table:table-cell>
          <table:table-cell table:style-name="Table56.C2" office:value-type="string">
            <text:p text:style-name="P10">10 val: max_score</text:p>
          </table:table-cell>
        </table:table-row>
        <table:table-row>
          <table:table-cell table:style-name="Table56.A3" office:value-type="string">
            <text:p text:style-name="P13">Just what is being declared?</text:p>
          </table:table-cell>
          <table:table-cell table:style-name="Table56.A2" office:value-type="string">
            <text:p text:style-name="P25">A method (called score) that pushes a reference to the value onto the stack.</text:p>
          </table:table-cell>
          <table:table-cell table:style-name="Table56.C2" office:value-type="string">
            <text:p text:style-name="P25">A method (called max_score) that pushes the value onto the stack.</text:p>
          </table:table-cell>
        </table:table-row>
        <table:table-row>
          <table:table-cell table:style-name="Table56.A2" office:value-type="string">
            <text:p text:style-name="P13">Retrieve the value of the variable.</text:p>
          </table:table-cell>
          <table:table-cell table:style-name="Table56.A2" office:value-type="string">
            <text:p text:style-name="P10">score @</text:p>
          </table:table-cell>
          <table:table-cell table:style-name="Table56.C2" office:value-type="string">
            <text:p text:style-name="P10">max_score </text:p>
          </table:table-cell>
        </table:table-row>
        <table:table-row>
          <table:table-cell table:style-name="Table56.A2" office:value-type="string">
            <text:p text:style-name="P13">Update the value of the variable.</text:p>
          </table:table-cell>
          <table:table-cell table:style-name="Table56.A2" office:value-type="string">
            <text:p text:style-name="P10">1 score !</text:p>
          </table:table-cell>
          <table:table-cell table:style-name="Table56.C2" office:value-type="string">
            <text:p text:style-name="P10">--<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3">Get a reference to the variable.</text:p>
          </table:table-cell>
          <table:table-cell table:style-name="Table56.A2" office:value-type="string">
            <text:p text:style-name="P10">score</text:p>
          </table:table-cell>
          <table:table-cell table:style-name="Table56.C2" office:value-type="string">
            <text:p text:style-name="P10">--<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7008396"/>Mutation<text:alphabetical-index-mark-end text:id="IMark97008396"/></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1">Method</text:p>
          </table:table-cell>
          <table:table-cell table:style-name="Table57.B1" office:value-type="string">
            <text:p text:style-name="P11">Stack Before</text:p>
          </table:table-cell>
          <table:table-cell table:style-name="Table57.B1" office:value-type="string">
            <text:p text:style-name="P11">Stack After</text:p>
          </table:table-cell>
          <table:table-cell table:style-name="Table57.A1" office:value-type="string">
            <text:p text:style-name="P48">Description</text:p>
          </table:table-cell>
          <table:table-cell table:style-name="Table57.A1" office:value-type="string">
            <text:p text:style-name="P11">Time Used</text:p>
          </table:table-cell>
          <table:table-cell table:style-name="Table57.F1" office:value-type="string">
            <text:p text:style-name="P11">Copy Depth</text:p>
          </table:table-cell>
        </table:table-row>
        <table:table-row>
          <table:table-cell table:style-name="Table57.A2" office:value-type="string">
            <text:p text:style-name="P20">dup</text:p>
          </table:table-cell>
          <table:table-cell table:style-name="Table57.A2" office:value-type="string">
            <text:p text:style-name="P20">x</text:p>
          </table:table-cell>
          <table:table-cell table:style-name="Table57.A2" office:value-type="string">
            <text:p text:style-name="P20">x x</text:p>
          </table:table-cell>
          <table:table-cell table:style-name="Table57.A2" office:value-type="string">
            <text:p text:style-name="P13">Duplicate the data without copying.</text:p>
          </table:table-cell>
          <table:table-cell table:style-name="Table57.A2" office:value-type="string">
            <text:p text:style-name="P10">Least</text:p>
          </table:table-cell>
          <table:table-cell table:style-name="Table57.F2" office:value-type="string">
            <text:p text:style-name="P10">None</text:p>
          </table:table-cell>
        </table:table-row>
        <table:table-row>
          <table:table-cell table:style-name="Table57.A3" office:value-type="string">
            <text:p text:style-name="P20">copy</text:p>
          </table:table-cell>
          <table:table-cell table:style-name="Table57.A3" office:value-type="string">
            <text:p text:style-name="P20">x</text:p>
          </table:table-cell>
          <table:table-cell table:style-name="Table57.A3" office:value-type="string">
            <text:p text:style-name="P20">x x'</text:p>
          </table:table-cell>
          <table:table-cell table:style-name="Table57.A3" office:value-type="string">
            <text:p text:style-name="P13">Duplicate the data with a shallow copy.</text:p>
          </table:table-cell>
          <table:table-cell table:style-name="Table57.E3" table:number-rows-spanned="2" office:value-type="string">
            <text:p text:style-name="P10">Moderate</text:p>
          </table:table-cell>
          <table:table-cell table:style-name="Table57.F3" table:number-rows-spanned="2" office:value-type="string">
            <text:p text:style-name="P10">One Level</text:p>
          </table:table-cell>
        </table:table-row>
        <table:table-row>
          <table:table-cell table:style-name="Table57.A3" office:value-type="string">
            <text:p text:style-name="P20">.copy</text:p>
          </table:table-cell>
          <table:table-cell table:style-name="Table57.A3" office:value-type="string">
            <text:p text:style-name="P20">x</text:p>
          </table:table-cell>
          <table:table-cell table:style-name="Table57.A3" office:value-type="string">
            <text:p text:style-name="P20">x'</text:p>
          </table:table-cell>
          <table:table-cell table:style-name="Table57.A3" office:value-type="string">
            <text:p text:style-name="P13">Replace the data with a shallow copy.</text:p>
          </table:table-cell>
          <table:covered-table-cell/>
          <table:covered-table-cell/>
        </table:table-row>
        <table:table-row>
          <table:table-cell table:style-name="Table57.A3" office:value-type="string">
            <text:p text:style-name="P20">clone</text:p>
          </table:table-cell>
          <table:table-cell table:style-name="Table57.A3" office:value-type="string">
            <text:p text:style-name="P20">x</text:p>
          </table:table-cell>
          <table:table-cell table:style-name="Table57.A3" office:value-type="string">
            <text:p text:style-name="P20">x x”</text:p>
          </table:table-cell>
          <table:table-cell table:style-name="Table57.A3" office:value-type="string">
            <text:p text:style-name="P13">Duplicate the data with a deep copy.</text:p>
          </table:table-cell>
          <table:table-cell table:style-name="Table57.E3" table:number-rows-spanned="2" office:value-type="string">
            <text:p text:style-name="P10">Most</text:p>
          </table:table-cell>
          <table:table-cell table:style-name="Table57.F3" table:number-rows-spanned="2" office:value-type="string">
            <text:p text:style-name="P10">All Levels</text:p>
          </table:table-cell>
        </table:table-row>
        <table:table-row>
          <table:table-cell table:style-name="Table57.A3" office:value-type="string">
            <text:p text:style-name="P20">.clone</text:p>
          </table:table-cell>
          <table:table-cell table:style-name="Table57.A3" office:value-type="string">
            <text:p text:style-name="P20">x</text:p>
          </table:table-cell>
          <table:table-cell table:style-name="Table57.A3" office:value-type="string">
            <text:p text:style-name="P20">x”</text:p>
          </table:table-cell>
          <table:table-cell table:style-name="Table57.A3" office:value-type="string">
            <text:p text:style-name="P13">Replace the data with a deep copy.</text:p>
          </table:table-cell>
          <table:covered-table-cell/>
          <table:covered-table-cell/>
        </table:table-row>
      </table:table>
      <text:p text:style-name="P3"/>
      <text:p text:style-name="Text_20_body"/>
      <text:h text:style-name="Heading_20_2" text:outline-level="2">Deep vs Shallow Copy</text:h>
      <text:p text:style-name="Text_20_body"/>
      <text:p text:style-name="Text_20_body"/>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 </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2">Object</text:p>
      <text:p text:style-name="P32"><text:tab/>Array</text:p>
      <text:p text:style-name="P32"><text:tab/>Class</text:p>
      <text:p text:style-name="P32"><text:tab/>Exception</text:p>
      <text:p text:style-name="P32"><text:tab/>FalseClass</text:p>
      <text:p text:style-name="P32"><text:tab/>Hash</text:p>
      <text:p text:style-name="P32"><text:tab/>InStream</text:p>
      <text:p text:style-name="P32"><text:tab/>MaxNumeric</text:p>
      <text:p text:style-name="P32"><text:tab/>MinNumeric</text:p>
      <text:p text:style-name="P32"><text:tab/>NilClass</text:p>
      <text:p text:style-name="P32"><text:tab/>Numeric</text:p>
      <text:p text:style-name="P32"><text:tab/><text:tab/>Complex</text:p>
      <text:p text:style-name="P32"><text:tab/><text:tab/>Float</text:p>
      <text:p text:style-name="P32"><text:tab/><text:tab/>Integer</text:p>
      <text:p text:style-name="P32"><text:tab/><text:tab/><text:tab/>Bignum</text:p>
      <text:p text:style-name="P32"><text:tab/><text:tab/><text:tab/>Fixnum</text:p>
      <text:p text:style-name="P32"><text:tab/><text:tab/>Rational</text:p>
      <text:p text:style-name="P32"><text:tab/>OutStream</text:p>
      <text:p text:style-name="P32"><text:tab/>Procedure</text:p>
      <text:p text:style-name="P32"><text:tab/>Queue</text:p>
      <text:p text:style-name="P32"><text:tab/>String</text:p>
      <text:p text:style-name="P32"><text:tab/>Thread</text:p>
      <text:p text:style-name="P32"><text:tab/>TrueClass</text:p>
      <text:p text:style-name="P3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97008348"/>Classes<text:alphabetical-index-mark-end text:id="IMark9700834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97008348"/>Inheritance<text:alphabetical-index-mark-end text:id="IMark9700834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97008348"/>Methods<text:alphabetical-index-mark-end text:id="IMark97008348"/></text:h>
      <text:p text:style-name="P3">All code in fOOrth is contained in methods. A method is a fragment of code that an object uses to respond to a message that has been sent to that object. In fOOrth there are three sorts of methods:</text:p>
      <text:list xml:id="list5472011074657464389" text:style-name="L12">
        <text:list-item>
          <text:p text:style-name="P60">Shared: Methods that are common to all instances of the class that contains them.</text:p>
        </text:list-item>
        <text:list-item>
          <text:p text:style-name="P60">Exclusive: Methods that are defined for one and only one object (and all of its clones that are created <text:span text:style-name="T2">after</text:span> the exclusive method is defined.).</text:p>
        </text:list-item>
        <text:list-item>
          <text:p text:style-name="P60">Local: Methods that are created in a context and are accessible only in that context. When the context concludes, these methods are no longer accessible.</text:p>
        </text:list-item>
      </text:list>
      <text:h text:style-name="Heading_20_3" text:outline-level="3"><text:alphabetical-index-mark-start text:id="IMark98213596"/>Late Binding<text:alphabetical-index-mark-end text:id="IMark98213596"/> and <text:alphabetical-index-mark-start text:id="IMark97008396"/>Polymorphism<text:alphabetical-index-mark-end text:id="IMark97008396"/></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97008396"/>Method Mapping<text:alphabetical-index-mark-end text:id="IMark97008396"/></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3170024558694419737" text:style-name="L13">
        <text:list-item>
          <text:p text:style-name="P61">The strings used by fOOrth needed to be converted to Ruby symbols to allow code to be executed in Ruby.</text:p>
        </text:list-item>
        <text:list-item>
          <text:p text:style-name="P61">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61">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98213596"/>SymbolMap<text:alphabetical-index-mark-end text:id="IMark98213596"/> class. This class creates mappings in one of two ways:</text:p>
      <text:list xml:id="list4231889006124403997" text:style-name="L14">
        <text:list-item>
          <text:p text:style-name="P6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6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98213596"/>Routing<text:alphabetical-index-mark-end text:id="IMark98213596"/></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4132083797549523243" text:style-name="L15">
        <text:list-item>
          <text:p text:style-name="P63">The defining word used to create the method.</text:p>
        </text:list-item>
        <text:list-item>
          <text:p text:style-name="P63">The receiver of the defining word used to create the method.</text:p>
        </text:list-item>
        <text:list-item>
          <text:p text:style-name="P63">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98212684"/>:<text:alphabetical-index-mark-end text:id="IMark98212684"/></text:p>
          </table:table-cell>
          <table:table-cell table:style-name="Table9.A2" office:value-type="string">
            <text:p text:style-name="P10">N/A</text:p>
          </table:table-cell>
          <table:table-cell table:style-name="Table9.A2" office:value-type="string">
            <text:p text:style-name="P17">any<text:note text:id="ftn26" text:note-class="footnote"><text:note-citation>26</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27" text:note-class="footnote"><text:note-citation>27</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98212684"/>.:<text:alphabetical-index-mark-end text:id="IMark98212684"/></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28" text:note-class="footnote"><text:note-citation>28</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29" text:note-class="footnote"><text:note-citation>29</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30" text:note-class="footnote"><text:note-citation>30</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31" text:note-class="footnote"><text:note-citation>31</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98212684"/>.::<text:alphabetical-index-mark-end text:id="IMark98212684"/></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97007436"/>do_map_name<text:alphabetical-index-mark-end text:id="IMark9700743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8">Code</text:p>
            </table:table-cell>
            <table:covered-table-cell/>
            <table:covered-table-cell/>
            <table:table-cell table:style-name="Table55.D1" office:value-type="string">
              <text:p text:style-name="P27">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6">F</text:p>
          </table:table-cell>
          <table:table-cell table:style-name="Table55.A2" office:value-type="string">
            <text:p text:style-name="P26">1</text:p>
          </table:table-cell>
          <table:table-cell table:style-name="Table55.A2" office:value-type="string">
            <text:p text:style-name="P26">0</text:p>
          </table:table-cell>
          <table:table-cell table:style-name="Table55.D2" office:value-type="string">
            <text:p text:style-name="P24">Syntax Error.</text:p>
          </table:table-cell>
        </table:table-row>
        <table:table-row table:style-name="Table55.1">
          <table:table-cell table:style-name="Table55.A2" office:value-type="string">
            <text:p text:style-name="P26">F</text:p>
          </table:table-cell>
          <table:table-cell table:style-name="Table55.A2" office:value-type="string">
            <text:p text:style-name="P26">1</text:p>
          </table:table-cell>
          <table:table-cell table:style-name="Table55.A2" office:value-type="string">
            <text:p text:style-name="P26">1</text:p>
          </table:table-cell>
          <table:table-cell table:style-name="Table55.D2" office:value-type="string">
            <text:p text:style-name="P24">Specification Error.</text:p>
          </table:table-cell>
        </table:table-row>
        <table:table-row table:style-name="Table55.1">
          <table:table-cell table:style-name="Table55.A2" office:value-type="string">
            <text:p text:style-name="P26">F</text:p>
          </table:table-cell>
          <table:table-cell table:style-name="Table55.A2" office:value-type="string">
            <text:p text:style-name="P26">1</text:p>
          </table:table-cell>
          <table:table-cell table:style-name="Table55.A2" office:value-type="string">
            <text:p text:style-name="P26">2</text:p>
          </table:table-cell>
          <table:table-cell table:style-name="Table55.D2" office:value-type="string">
            <text:p text:style-name="P24">Control Structure Nesting Error</text:p>
          </table:table-cell>
        </table:table-row>
        <table:table-row table:style-name="Table55.1">
          <table:table-cell table:style-name="Table55.A2" office:value-type="string">
            <text:p text:style-name="P29">F</text:p>
          </table:table-cell>
          <table:table-cell table:style-name="Table55.A2" office:value-type="string">
            <text:p text:style-name="P29">1</text:p>
          </table:table-cell>
          <table:table-cell table:style-name="Table55.A1" office:value-type="string">
            <text:p text:style-name="P29">3</text:p>
          </table:table-cell>
          <table:table-cell table:style-name="Table55.D2" office:value-type="string">
            <text:p text:style-name="P30">Invalid Operation for Target.</text:p>
          </table:table-cell>
        </table:table-row>
        <table:table-row table:style-name="Table55.1">
          <table:table-cell table:style-name="Table55.A2" office:value-type="string">
            <text:p text:style-name="P29"/>
          </table:table-cell>
          <table:table-cell table:style-name="Table55.A2" office:value-type="string">
            <text:p text:style-name="P29"/>
          </table:table-cell>
          <table:table-cell table:style-name="Table55.A2" office:value-type="string">
            <text:p text:style-name="P29"/>
          </table:table-cell>
          <table:table-cell table:style-name="Table55.D2" office:value-type="string">
            <text:p text:style-name="P30"/>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6">F</text:p>
          </table:table-cell>
          <table:table-cell table:style-name="Table55.A2" office:value-type="string">
            <text:p text:style-name="P26">2</text:p>
          </table:table-cell>
          <table:table-cell table:style-name="Table55.A2" office:value-type="string">
            <text:p text:style-name="P26">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6">F</text:p>
          </table:table-cell>
          <table:table-cell table:style-name="Table55.A2" office:value-type="string">
            <text:p text:style-name="P26">2</text:p>
          </table:table-cell>
          <table:table-cell table:style-name="Table55.A2" office:value-type="string">
            <text:p text:style-name="P26">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6">F</text:p>
          </table:table-cell>
          <table:table-cell table:style-name="Table55.A2" office:value-type="string">
            <text:p text:style-name="P26">3</text:p>
          </table:table-cell>
          <table:table-cell table:style-name="Table55.A2" office:value-type="string">
            <text:p text:style-name="P26">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6">F</text:p>
          </table:table-cell>
          <table:table-cell table:style-name="Table55.A2" office:value-type="string">
            <text:p text:style-name="P26">3</text:p>
          </table:table-cell>
          <table:table-cell table:style-name="Table55.A2" office:value-type="string">
            <text:p text:style-name="P26">1</text:p>
          </table:table-cell>
          <table:table-cell table:style-name="Table55.D2" office:value-type="string">
            <text:p text:style-name="P24">Stack/Queue Underflow</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6">F</text:p>
          </table:table-cell>
          <table:table-cell table:style-name="Table55.A2" office:value-type="string">
            <text:p text:style-name="P26">4</text:p>
          </table:table-cell>
          <table:table-cell table:style-name="Table55.A2" office:value-type="string">
            <text:p text:style-name="P26">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6">F</text:p>
          </table:table-cell>
          <table:table-cell table:style-name="Table55.A2" office:value-type="string">
            <text:p text:style-name="P26">5</text:p>
          </table:table-cell>
          <table:table-cell table:style-name="Table55.A2" office:value-type="string">
            <text:p text:style-name="P26">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6">F</text:p>
          </table:table-cell>
          <table:table-cell table:style-name="Table55.A2" office:value-type="string">
            <text:p text:style-name="P26">5</text:p>
          </table:table-cell>
          <table:table-cell table:style-name="Table55.A2" office:value-type="string">
            <text:p text:style-name="P26">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6">F</text:p>
          </table:table-cell>
          <table:table-cell table:style-name="Table55.A2" office:value-type="string">
            <text:p text:style-name="P26">6</text:p>
          </table:table-cell>
          <table:table-cell table:style-name="Table55.A2" office:value-type="string">
            <text:p text:style-name="P26">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9">F</text:p>
          </table:table-cell>
          <table:table-cell table:style-name="Table55.A2" office:value-type="string">
            <text:p text:style-name="P29">9</text:p>
          </table:table-cell>
          <table:table-cell table:style-name="Table55.A2" office:value-type="string">
            <text:p text:style-name="P29">0</text:p>
          </table:table-cell>
          <table:table-cell table:style-name="Table55.D2" office:value-type="string">
            <text:p text:style-name="P30">Internal Compiler Data Structure Error</text:p>
          </table:table-cell>
        </table:table-row>
      </table:table>
      <text:p text:style-name="Text_20_body"/>
      <text:h text:style-name="Heading_20_1" text:outline-level="1"><text:alphabetical-index-mark-start text:id="IMark97007436"/>Array<text:alphabetical-index-mark-end text:id="IMark9700743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7007436"/>Class<text:alphabetical-index-mark-end text:id="IMark97007436"/></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7007436"/>Complex<text:alphabetical-index-mark-end text:id="IMark9700743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2" text:note-class="footnote"><text:note-citation>32</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33" text:note-class="footnote"><text:note-citation>33</text:note-citation><text:note-body><text:p text:style-name="Footnote">No spaces are permitted within the literal.</text:p></text:note-body></text:note></text:p>
          </table:table-cell>
          <table:table-cell table:style-name="Table5.B1" office:value-type="string">
            <text:p text:style-name="P11">Value<text:note text:id="ftn34" text:note-class="footnote"><text:note-citation>34</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97008876"/>.cbrt<text:alphabetical-index-mark-end text:id="IMark97008876"/>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97005852"/>.e**<text:alphabetical-index-mark-end text:id="IMark97005852"/>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97008876"/>.split<text:alphabetical-index-mark-end text:id="IMark97008876"/>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97005852"/>.sqrt<text:alphabetical-index-mark-end text:id="IMark97005852"/>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97008060"/>Exception<text:alphabetical-index-mark-end text:id="IMark97008060"/></text:h>
      <text:p text:style-name="Text_20_body"/>
      <text:p text:style-name="Text_20_body">Inheritance: Exception <text:span text:style-name="T9">←</text:span> Object</text:p>
      <text:p text:style-name="Code"/>
      <text:p text:style-name="P35"/>
      <text:p text:style-name="Code"/>
      <text:p text:style-name="Text_20_body">Ipsum lorem</text:p>
      <text:h text:style-name="Heading_20_2" text:outline-level="2"/>
      <text:h text:style-name="Heading_20_1" text:outline-level="1"><text:alphabetical-index-mark-start text:id="IMark97008060"/>FalseClass<text:alphabetical-index-mark-end text:id="IMark9700806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97005852"/>&amp;&amp;<text:alphabetical-index-mark-end text:id="IMark97005852"/>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97005852"/>^^<text:alphabetical-index-mark-end text:id="IMark97005852"/>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97005852"/>||<text:alphabetical-index-mark-end text:id="IMark97005852"/>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97008060"/>Float<text:alphabetical-index-mark-end text:id="IMark9700806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5" text:note-class="footnote"><text:note-citation>35</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6" text:note-class="footnote"><text:note-citation>36</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37" text:note-class="footnote"><text:note-citation>37</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97007916"/>Hash<text:alphabetical-index-mark-end text:id="IMark9700791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97007916"/>InStream<text:alphabetical-index-mark-end text:id="IMark9700791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97007916"/>Integer<text:alphabetical-index-mark-end text:id="IMark9700791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38" text:note-class="footnote"><text:note-citation>38</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39" text:note-class="footnote"><text:note-citation>39</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40" text:note-class="footnote"><text:note-citation>40</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97008204"/><text:alphabetical-index-mark-start text:id="IMark97006524"/>MaxNumeric<text:alphabetical-index-mark-end text:id="IMark97006524"/><text:alphabetical-index-mark-end text:id="IMark97008204"/></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97008204"/><text:alphabetical-index-mark-start text:id="IMark97006524"/>MinNumeric<text:alphabetical-index-mark-end text:id="IMark97006524"/><text:alphabetical-index-mark-end text:id="IMark97008204"/></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97008204"/><text:alphabetical-index-mark-start text:id="IMark97006524"/><text:alphabetical-index-mark-start text:id="IMark97005660"/>NilClass<text:alphabetical-index-mark-end text:id="IMark97005660"/><text:alphabetical-index-mark-end text:id="IMark97006524"/><text:alphabetical-index-mark-end text:id="IMark97008204"/></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97007916"/>&amp;&amp;<text:alphabetical-index-mark-end text:id="IMark9700791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97007916"/>^^<text:alphabetical-index-mark-end text:id="IMark9700791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97007916"/>||<text:alphabetical-index-mark-end text:id="IMark9700791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97008204"/>Numeric<text:alphabetical-index-mark-end text:id="IMark97008204"/></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99340252"/>Object<text:alphabetical-index-mark-end text:id="IMark99340252"/></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97007196"/>&amp;&amp;<text:alphabetical-index-mark-end text:id="IMark97007196"/>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97007196"/>)methods<text:alphabetical-index-mark-end text:id="IMark9700719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97007196"/>.<text:alphabetical-index-mark-end text:id="IMark97007196"/>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98609932"/>.::<text:alphabetical-index-mark-end text:id="IMark98609932"/>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4"/>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98609932"/>inst:<text:alphabetical-index-mark-end text:id="IMark98609932"/>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98609932"/>local:<text:alphabetical-index-mark-end text:id="IMark98609932"/>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98609932"/>super<text:alphabetical-index-mark-end text:id="IMark98609932"/>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98609932"/>;<text:alphabetical-index-mark-end text:id="IMark98609932"/>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98609932"/>.class<text:alphabetical-index-mark-end text:id="IMark98609932"/>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98609932"/>.clone<text:alphabetical-index-mark-end text:id="IMark98609932"/>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98609932"/>.copy<text:alphabetical-index-mark-end text:id="IMark98609932"/>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98609932"/>.init<text:alphabetical-index-mark-end text:id="IMark98609932"/>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98609932"/>.is_class?<text:alphabetical-index-mark-end text:id="IMark98609932"/>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98609932"/>.name<text:alphabetical-index-mark-end text:id="IMark98609932"/>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98609932"/>.strlen<text:alphabetical-index-mark-end text:id="IMark98609932"/>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98609932"/>.to_f<text:alphabetical-index-mark-end text:id="IMark98609932"/>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98609932"/>.to_f!<text:alphabetical-index-mark-end text:id="IMark98609932"/>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98609932"/>.to_i<text:alphabetical-index-mark-end text:id="IMark98609932"/>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98609932"/>.to_i!<text:alphabetical-index-mark-end text:id="IMark98609932"/>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98609932"/>.to_n<text:alphabetical-index-mark-end text:id="IMark98609932"/>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98609932"/>.to_n!<text:alphabetical-index-mark-end text:id="IMark98609932"/>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98609932"/>.to_r<text:alphabetical-index-mark-end text:id="IMark98609932"/>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98609932"/>.to_r!<text:alphabetical-index-mark-end text:id="IMark98609932"/>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98609932"/>.to_s<text:alphabetical-index-mark-end text:id="IMark98609932"/>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98609932"/>.to_x<text:alphabetical-index-mark-end text:id="IMark98609932"/>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98609932"/>.to_x!<text:alphabetical-index-mark-end text:id="IMark98609932"/>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98609932"/>&lt;&gt;<text:alphabetical-index-mark-end text:id="IMark98609932"/>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98609932"/>=<text:alphabetical-index-mark-end text:id="IMark98609932"/>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98609932"/>^^<text:alphabetical-index-mark-end text:id="IMark98609932"/>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98609932"/>distinct?<text:alphabetical-index-mark-end text:id="IMark98609932"/>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98609932"/>identical?<text:alphabetical-index-mark-end text:id="IMark98609932"/>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98609932"/>max<text:alphabetical-index-mark-end text:id="IMark98609932"/>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98609932"/>min<text:alphabetical-index-mark-end text:id="IMark9860993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98609932"/>nil&lt;&gt;<text:alphabetical-index-mark-end text:id="IMark98609932"/>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98609932"/>nil=<text:alphabetical-index-mark-end text:id="IMark9860993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98609932"/>not<text:alphabetical-index-mark-end text:id="IMark9860993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98609932"/>||<text:alphabetical-index-mark-end text:id="IMark98609932"/>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99340252"/>OutStream<text:alphabetical-index-mark-end text:id="IMark9934025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99340252"/>Procedure<text:alphabetical-index-mark-end text:id="IMark99340252"/></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99340252"/>Queue<text:alphabetical-index-mark-end text:id="IMark99340252"/></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99340252"/>Rational<text:alphabetical-index-mark-end text:id="IMark9934025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1" text:note-class="footnote"><text:note-citation>41</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42" text:note-class="footnote"><text:note-citation>42</text:note-citation><text:note-body><text:p text:style-name="Footnote">No spaces are permitted within the literal.</text:p></text:note-body></text:note></text:p>
          </table:table-cell>
          <table:table-cell table:style-name="Table6.B1" office:value-type="string">
            <text:p text:style-name="P11">Value<text:note text:id="ftn43" text:note-class="footnote"><text:note-citation>4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7005660"/>.split<text:alphabetical-index-mark-end text:id="IMark9700566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97008108"/>Stack<text:alphabetical-index-mark-end text:id="IMark9700810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97008108"/>String<text:alphabetical-index-mark-end text:id="IMark9700810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97008108"/>Thread<text:alphabetical-index-mark-end text:id="IMark9700810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7008108"/><text:alphabetical-index-mark-start text:id="IMark97008252"/><text:alphabetical-index-mark-start text:id="IMark97006332"/>TrueClass<text:alphabetical-index-mark-end text:id="IMark97006332"/><text:alphabetical-index-mark-end text:id="IMark97008252"/><text:alphabetical-index-mark-end text:id="IMark9700810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3"/>
      <text:h text:style-name="Heading_20_1" text:outline-level="1"><text:alphabetical-index-mark-start text:id="IMark97008108"/>VirtualMachine<text:alphabetical-index-mark-end text:id="IMark97008108"/></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97008108"/>Commands<text:alphabetical-index-mark-end text:id="IMark9700810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4" text:note-class="footnote"><text:note-citation>44</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9">A</text:p>
          <text:p text:style-name="P38">again<text:tab/>24</text:p>
          <text:p text:style-name="P38">Array<text:tab/>36</text:p>
          <text:p text:style-name="P39">B</text:p>
          <text:p text:style-name="P38">begin<text:tab/>24</text:p>
          <text:p text:style-name="P39">C</text:p>
          <text:p text:style-name="P38">Class<text:tab/>37</text:p>
          <text:p text:style-name="P38">Classes<text:tab/>29</text:p>
          <text:p text:style-name="P38">Commands<text:tab/>73</text:p>
          <text:p text:style-name="P38">Complex<text:tab/>38</text:p>
          <text:p text:style-name="P39">D</text:p>
          <text:p text:style-name="P38">Declarations<text:tab/>25</text:p>
          <text:p text:style-name="P38">Demo.rb<text:tab/>11</text:p>
          <text:p text:style-name="P38">distinct?<text:tab/>59</text:p>
          <text:p text:style-name="P38">do<text:tab/>22</text:p>
          <text:p text:style-name="P38">do_map_name<text:tab/>33</text:p>
          <text:p text:style-name="P38">drop<text:tab/>18</text:p>
          <text:p text:style-name="P38">Duck Typing<text:tab/>25</text:p>
          <text:p text:style-name="P38">dup<text:tab/>18</text:p>
          <text:p text:style-name="P39">E</text:p>
          <text:p text:style-name="P38">Exception<text:tab/>40</text:p>
          <text:p text:style-name="P39">F</text:p>
          <text:p text:style-name="P38">FalseClass<text:tab/>41</text:p>
          <text:p text:style-name="P38">Float<text:tab/>43</text:p>
          <text:p text:style-name="P39">H</text:p>
          <text:p text:style-name="P38">Hash<text:tab/>44</text:p>
          <text:p text:style-name="P39">I</text:p>
          <text:p text:style-name="P38">i<text:tab/>22</text:p>
          <text:p text:style-name="P38">identical?<text:tab/>60</text:p>
          <text:p text:style-name="P38">if<text:tab/>20</text:p>
          <text:p text:style-name="P38">Inheritance<text:tab/>30</text:p>
          <text:p text:style-name="P38">inst:<text:tab/>53</text:p>
          <text:p text:style-name="P38">InStream<text:tab/>45</text:p>
          <text:p text:style-name="P38">Integer<text:tab/>46</text:p>
          <text:p text:style-name="P39">J</text:p>
          <text:p text:style-name="P38">j<text:tab/>22</text:p>
          <text:p text:style-name="P39">L</text:p>
          <text:p text:style-name="P38">Late Binding<text:tab/>30</text:p>
          <text:p text:style-name="P38">local:<text:tab/>53</text:p>
          <text:p text:style-name="P38">loop<text:tab/>22</text:p>
          <text:p text:style-name="P39">M</text:p>
          <text:p text:style-name="P38">max<text:tab/>60</text:p>
          <text:p text:style-name="P38">MaxNumeric<text:tab/>48</text:p>
          <text:p text:style-name="P38">Method Mapping<text:tab/>31</text:p>
          <text:p text:style-name="P38">Methods<text:tab/>30</text:p>
          <text:p text:style-name="P38">min<text:tab/>60</text:p>
          <text:p text:style-name="P38">MinNumeric<text:tab/>49</text:p>
          <text:p text:style-name="P38">Mutation<text:tab/>27</text:p>
          <text:p text:style-name="P39">N</text:p>
          <text:p text:style-name="P38">nil&lt;&gt;<text:tab/>61</text:p>
          <text:p text:style-name="P38">nil=<text:tab/>61</text:p>
          <text:p text:style-name="P38">NilClass<text:tab/>50</text:p>
          <text:p text:style-name="P38">nip<text:tab/>18</text:p>
          <text:p text:style-name="P38">not<text:tab/>61</text:p>
          <text:p text:style-name="P38">Numeric<text:tab/>51</text:p>
          <text:p text:style-name="P39">O</text:p>
          <text:p text:style-name="P38">Object<text:tab/>52</text:p>
          <text:p text:style-name="P38">OutStream<text:tab/>62</text:p>
          <text:p text:style-name="P38">over<text:tab/>18</text:p>
          <text:p text:style-name="P39">P</text:p>
          <text:p text:style-name="P38">pick<text:tab/>18</text:p>
          <text:p text:style-name="P38">Polymorphism<text:tab/>30</text:p>
          <text:p text:style-name="P38">Procedure<text:tab/>63</text:p>
          <text:p text:style-name="P39">Q</text:p>
          <text:p text:style-name="P38">Queue<text:tab/>64</text:p>
          <text:p text:style-name="P39">R</text:p>
          <text:p text:style-name="P38">Rake<text:tab/>11</text:p>
          <text:p text:style-name="P38">Rational<text:tab/>65</text:p>
          <text:p text:style-name="P38">Referencing<text:tab/>26</text:p>
          <text:p text:style-name="P38">repeat<text:tab/>24</text:p>
          <text:p text:style-name="P38">Routing<text:tab/>32</text:p>
          <text:p text:style-name="P39">S</text:p>
          <text:p text:style-name="P38">Scoping<text:tab/>25</text:p>
          <text:p text:style-name="P38">Stack<text:tab/>67</text:p>
          <text:p text:style-name="P38">String<text:tab/>68</text:p>
          <text:p text:style-name="P38">super<text:tab/>53</text:p>
          <text:p text:style-name="P38">swap<text:tab/>19</text:p>
          <text:p text:style-name="P38">switch<text:tab/>20</text:p>
          <text:p text:style-name="P38">SymbolMap<text:tab/>31</text:p>
          <text:p text:style-name="P39">T</text:p>
          <text:p text:style-name="P38">Thanks<text:tab/>9</text:p>
          <text:p text:style-name="P38">Thread<text:tab/>69</text:p>
          <text:p text:style-name="P38">TrueClass<text:tab/>70</text:p>
          <text:p text:style-name="P38">tuck<text:tab/>19</text:p>
          <text:p text:style-name="P38">Typing<text:tab/>25</text:p>
          <text:p text:style-name="P39">U</text:p>
          <text:p text:style-name="P38">until<text:tab/>24</text:p>
          <text:p text:style-name="P39">V</text:p>
          <text:p text:style-name="P38">val:<text:tab/>25</text:p>
          <text:p text:style-name="P38">val@:<text:tab/>26</text:p>
          <text:p text:style-name="P38">val#:<text:tab/>26</text:p>
          <text:p text:style-name="P38">val$:<text:tab/>26</text:p>
          <text:p text:style-name="P38">var:<text:tab/>25</text:p>
          <text:p text:style-name="P38">var@:<text:tab/>26</text:p>
          <text:p text:style-name="P38">var#:<text:tab/>26</text:p>
          <text:p text:style-name="P38">var$:<text:tab/>26</text:p>
          <text:p text:style-name="P38">VirtualMachine<text:tab/>71</text:p>
          <text:p text:style-name="P39">^</text:p>
          <text:p text:style-name="P38">^^<text:tab/>41, 50, 59</text:p>
          <text:p text:style-name="P39">-</text:p>
          <text:p text:style-name="P38">-i<text:tab/>22</text:p>
          <text:p text:style-name="P38">-j<text:tab/>22</text:p>
          <text:p text:style-name="P39">;</text:p>
          <text:p text:style-name="P38">;<text:tab/>53</text:p>
          <text:p text:style-name="P39">:</text:p>
          <text:p text:style-name="P38">:<text:tab/>32</text:p>
          <text:p text:style-name="P39">.</text:p>
          <text:p text:style-name="P38">.<text:tab/>52</text:p>
          <text:p text:style-name="P38">.:<text:tab/>32</text:p>
          <text:p text:style-name="P38">.::<text:tab/>32, 53</text:p>
          <text:p text:style-name="P38">.cbrt<text:tab/>39</text:p>
          <text:p text:style-name="P38">.class<text:tab/>53</text:p>
          <text:p text:style-name="P38">.clone<text:tab/>54</text:p>
          <text:p text:style-name="P38">.copy<text:tab/>54</text:p>
          <text:p text:style-name="P38">.e**<text:tab/>39</text:p>
          <text:p text:style-name="P38">.init<text:tab/>26, 54</text:p>
          <text:p text:style-name="P38">.is_class?<text:tab/>54</text:p>
          <text:p text:style-name="P38">.name<text:tab/>55</text:p>
          <text:p text:style-name="P38">.split<text:tab/>39, 65</text:p>
          <text:p text:style-name="P38">.sqrt<text:tab/>39</text:p>
          <text:p text:style-name="P38">.strlen<text:tab/>55</text:p>
          <text:p text:style-name="P38">.to_f<text:tab/>55</text:p>
          <text:p text:style-name="P38">.to_f!<text:tab/>56</text:p>
          <text:p text:style-name="P38">.to_i<text:tab/>56</text:p>
          <text:p text:style-name="P38">.to_i!<text:tab/>56</text:p>
          <text:p text:style-name="P38">.to_n<text:tab/>56</text:p>
          <text:p text:style-name="P38">.to_n!<text:tab/>57</text:p>
          <text:p text:style-name="P38">.to_r<text:tab/>57</text:p>
          <text:p text:style-name="P38">.to_r!<text:tab/>58</text:p>
          <text:p text:style-name="P38">.to_s<text:tab/>58</text:p>
          <text:p text:style-name="P38">.to_x<text:tab/>58</text:p>
          <text:p text:style-name="P38">.to_x!<text:tab/>59</text:p>
          <text:p text:style-name="P39">)</text:p>
          <text:p text:style-name="P38">)methods<text:tab/>52</text:p>
          <text:p text:style-name="P39">&amp;</text:p>
          <text:p text:style-name="P38">&amp;&amp;<text:tab/>41, 50, 52</text:p>
          <text:p text:style-name="P39">+</text:p>
          <text:p text:style-name="P38">+loop<text:tab/>22</text:p>
          <text:p text:style-name="P39">&lt;</text:p>
          <text:p text:style-name="P38">&lt;&gt;<text:tab/>59</text:p>
          <text:p text:style-name="P39">=</text:p>
          <text:p text:style-name="P38">=<text:tab/>59</text:p>
          <text:p text:style-name="P39">|</text:p>
          <text:p text:style-name="P38">||<text:tab/>41, 50, 61</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80</text:page-number> of <text:page-count>80</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12H17M50S</meta:editing-duration>
    <meta:editing-cycles>1169</meta:editing-cycles>
    <meta:generator>OpenOffice/4.1.1$Win32 OpenOffice.org_project/411m6$Build-9775</meta:generator>
    <dc:date>2015-03-19T13:48:04.81</dc:date>
    <dc:creator>Peter Camilleri</dc:creator>
    <meta:printed-by>Peter Camilleri</meta:printed-by>
    <meta:print-date>2015-02-10T10:49:15.76</meta:print-date>
    <meta:document-statistic meta:table-count="57" meta:image-count="0" meta:object-count="0" meta:page-count="80" meta:paragraph-count="1981" meta:word-count="13355" meta:character-count="80773"/>
    <meta:template xlink:type="simple" xlink:actuate="onRequest" xlink:title="MyDefault" xlink:href="../../../../OpenOffice.org/3/user/template/MyDefault.ott" meta:date="2014-06-26T22:09:00.24"/>
  </office:meta>
</office:document-meta>
</file>